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2" style:family="table-column">
      <style:table-column-properties fo:break-before="auto" style:column-width="4.2665in"/>
    </style:style>
    <style:style style:name="co3" style:family="table-column">
      <style:table-column-properties fo:break-before="auto" style:column-width="5.5535in"/>
    </style:style>
    <style:style style:name="co4" style:family="table-column">
      <style:table-column-properties fo:break-before="auto" style:column-width="0.9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12" style:family="table-column">
      <style:table-column-properties fo:break-before="auto" style:column-width="0.889in"/>
    </style:style>
    <style:style style:name="co10" style:family="table-column">
      <style:table-column-properties fo:break-before="auto" style:column-width="2.4346in"/>
    </style:style>
    <style:style style:name="co11" style:family="table-column">
      <style:table-column-properties fo:break-before="auto" style:column-width="1.0146in"/>
    </style:style>
    <style:style style:name="co13" style:family="table-column">
      <style:table-column-properties fo:break-before="auto" style:column-width="2.8008in"/>
    </style:style>
    <style:style style:name="co14" style:family="table-column">
      <style:table-column-properties fo:break-before="auto" style:column-width="2.6717in"/>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8" style:family="table-row">
      <style:table-row-properties style:row-height="0.178in" fo:break-before="auto" style:use-optimal-row-height="true"/>
    </style:style>
    <style:style style:name="ro9" style:family="table-row">
      <style:table-row-properties style:row-height="0.3063in" fo:break-before="auto" style:use-optimal-row-height="true"/>
    </style:style>
    <style:style style:name="ro1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108"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8" style:family="table-cell" style:parent-style-name="Default">
      <style:text-properties fo:color="#c9211e"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26" style:family="table-cell" style:parent-style-name="Default">
      <style:text-properties fo:color="#2a6099"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30" style:family="table-cell" style:parent-style-name="Default">
      <style:table-cell-properties fo:background-color="#ff4000"/>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137"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40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68"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94"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none" draw:fill="none" draw:ole-draw-aspect="1" style:protect="siz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5" style:family="text">
      <style:text-properties fo:color="#f10d0c" loext:opacity="100%"/>
    </style:style>
    <style:style style:name="T6" style:family="text">
      <style:text-properties fo:color="#00a933" loext:opacity="100%"/>
    </style:style>
    <style:style style:name="T7" style:family="text">
      <style:text-properties fo:color="#ff0000" loext:opacity="100%"/>
    </style:style>
    <style:style style:name="T8" style:family="text">
      <style:text-properties fo:color="#ff3838" loext:opacity="100%"/>
    </style:style>
    <style:style style:name="T9" style:family="text">
      <style:text-properties fo:color="#ff4000" loext:opacity="100%"/>
    </style:style>
    <style:style style:name="T2" style:family="text">
      <style:text-properties style:font-name="Arial"/>
    </style:style>
    <style:style style:name="T10" style:family="text">
      <style:text-properties fo:color="#ff3333" loext:opacity="100%"/>
    </style:style>
    <style:style style:name="T3" style:family="text">
      <style:text-properties fo:language="none" fo:country="none"/>
    </style:style>
    <style:style style:name="T11" style:family="text">
      <style:text-properties fo:color="#158466" loext:opacity="100%"/>
    </style:style>
    <style:style style:name="T12" style:family="text">
      <style:text-properties fo:font-weight="bold" style:font-weight-asian="bold" style:font-weight-complex="bold"/>
    </style:style>
    <style:style style:name="T13" style:family="text">
      <style:text-properties fo:color="#800000" loext:opacity="100%"/>
    </style:style>
    <style:style style:name="T14" style:family="text">
      <style:text-properties fo:color="#ed4c05" loext:opacity="100%"/>
    </style:style>
    <style:style style:name="T15" style:family="text">
      <style:text-properties fo:color="#cc0000" loext:opacity="100%"/>
    </style:style>
    <style:style style:name="T16" style:family="text">
      <style:text-properties fo:color="#009900" loext:opacity="100%"/>
    </style:style>
    <style:style style:name="T17" style:family="text">
      <style:text-properties fo:color="#009933" loext:opacity="100%"/>
    </style:style>
    <style:style style:name="T18" style:family="text">
      <style:text-properties fo:color="#ff6600" loext:opacity="100%"/>
    </style:style>
    <style:style style:name="T19" style:family="text">
      <style:text-properties fo:color="#00cc33" loext:opacity="100%"/>
    </style:style>
    <style:style style:name="T20" style:family="text">
      <style:text-properties fo:color="#bf0041" loext:opacity="100%"/>
    </style:style>
    <style:style style:name="T21" style:family="text">
      <style:text-properties fo:color="#00cc00" loext:opacity="100%"/>
    </style:style>
    <style:style style:name="T22" style:family="text">
      <style:text-properties fo:color="#cc3300" loext:opacity="100%"/>
    </style:style>
    <style:style style:name="T23" style:family="text">
      <style:text-properties fo:color="#ff6666" loext:opacity="100%"/>
    </style:style>
    <style:style style:name="T24" style:family="text">
      <style:text-properties fo:color="#c9211e" loext:opacity="100%"/>
    </style:style>
    <style:style style:name="T25" style:family="text">
      <style:text-properties fo:color="#ff7b59" loext:opacity="100%"/>
    </style:style>
    <style:style style:name="T26" style:family="text">
      <style:text-properties fo:color="#66cc00" loext:opacity="100%"/>
    </style:style>
    <style:style style:name="T27" style:family="text">
      <style:text-properties fo:color="#000000" loext:opacity="100%"/>
    </style:style>
    <style:style style:name="T28" style:family="text">
      <style:text-properties fo:color="#ff3300" loext:opacity="100%"/>
    </style:style>
    <style:style style:name="T29" style:family="text">
      <style:text-properties fo:color="#ff5429" loext:opacity="100%"/>
    </style:style>
    <style:style style:name="T30" style:family="text">
      <style:text-properties fo:color="#f10d0c" loext:opacity="100%" fo:font-style="normal" fo:font-weight="normal" style:font-style-asian="normal" style:font-weight-asian="normal" style:font-style-complex="normal" style:font-weight-complex="normal"/>
    </style:style>
    <style:style style:name="T31" style:family="text">
      <style:text-properties fo:color="#2a6099" loext:opacity="100%"/>
    </style:style>
    <style:style style:name="T32" style:family="text">
      <style:text-properties fo:color="#b85c00" loext:opacity="100%"/>
    </style:style>
    <style:style style:name="T33" style:family="text">
      <style:text-properties fo:color="#ea7500" loext:opacity="100%"/>
    </style:style>
    <style:style style:name="T34" style:family="text">
      <style:text-properties fo:color="#ff9900" loext:opacity="100%"/>
    </style:style>
    <style:style style:name="T35" style:family="text">
      <style:text-properties fo:color="#d62e4e" loext:opacity="100%"/>
    </style:style>
    <style:style style:name="T36" style:family="text">
      <style:text-properties fo:color="#ff972f" loext:opacity="100%"/>
    </style:style>
    <style:style style:name="T37" style:family="text">
      <style:text-properties fo:color="#81d41a" loext:opacity="100%"/>
    </style:style>
    <style:style style:name="T38" style:family="text">
      <style:text-properties fo:color="#ff8000" loext:opacity="100%"/>
    </style:style>
    <style:style style:name="T39" style:family="text">
      <style:text-properties fo:color="#111111" loext:opacity="100%"/>
    </style:style>
    <style:style style:name="T40" style:family="text">
      <style:text-properties fo:color="#669900" loext:opacity="100%"/>
    </style:style>
    <style:style style:name="T41" style:family="text">
      <style:text-properties fo:color="#cc9900" loext:opacity="100%"/>
    </style:style>
    <style:style style:name="T42" style:family="text">
      <style:text-properties fo:color="#996633" loext:opacity="100%"/>
    </style:style>
    <style:style style:name="T43" style:family="text">
      <style:text-properties fo:color="#ffff00" loext:opacity="100%"/>
    </style:style>
    <style:style style:name="T44" style:family="text">
      <style:text-properties fo:color="#ffde59" loext:opacity="100%"/>
    </style:style>
    <style:style style:name="T4" style:family="text">
      <style:text-properties style:text-position="sub 58%"/>
    </style:style>
    <style:style style:name="T48" style:family="text">
      <style:text-properties style:font-name="Arial"/>
    </style:style>
    <style:style style:name="T49" style:family="text">
      <style:text-properties fo:language="none" fo:country="none"/>
    </style:style>
    <style:style style:name="T50" style:family="text">
      <style:text-properties fo:color="#f10d0c"/>
    </style:style>
    <style:style style:name="T51" style:family="text">
      <style:text-properties fo:color="#00a933"/>
    </style:style>
    <style:style style:name="T52" style:family="text">
      <style:text-properties fo:color="#ff0000"/>
    </style:style>
    <style:style style:name="T53" style:family="text">
      <style:text-properties fo:color="#ff3838"/>
    </style:style>
    <style:style style:name="T54" style:family="text">
      <style:text-properties fo:color="#ff4000"/>
    </style:style>
    <style:style style:name="T55" style:family="text">
      <style:text-properties fo:color="#ff3333"/>
    </style:style>
    <style:style style:name="T56" style:family="text">
      <style:text-properties fo:color="#158466"/>
    </style:style>
    <style:style style:name="T57" style:family="text">
      <style:text-properties fo:color="#800000"/>
    </style:style>
    <style:style style:name="T58" style:family="text">
      <style:text-properties fo:color="#ed4c05"/>
    </style:style>
    <style:style style:name="T59" style:family="text">
      <style:text-properties fo:color="#cc0000"/>
    </style:style>
    <style:style style:name="T60" style:family="text">
      <style:text-properties fo:color="#009900"/>
    </style:style>
    <style:style style:name="T61" style:family="text">
      <style:text-properties fo:color="#009933"/>
    </style:style>
    <style:style style:name="T62" style:family="text">
      <style:text-properties fo:color="#ff6600"/>
    </style:style>
    <style:style style:name="T63" style:family="text">
      <style:text-properties fo:color="#00cc33"/>
    </style:style>
    <style:style style:name="T64" style:family="text">
      <style:text-properties fo:color="#bf0041"/>
    </style:style>
    <style:style style:name="T65" style:family="text">
      <style:text-properties fo:color="#00cc00"/>
    </style:style>
    <style:style style:name="T66" style:family="text">
      <style:text-properties fo:color="#cc3300"/>
    </style:style>
    <style:style style:name="T67" style:family="text">
      <style:text-properties fo:color="#ff6666"/>
    </style:style>
    <style:style style:name="T68" style:family="text">
      <style:text-properties fo:color="#c9211e"/>
    </style:style>
    <style:style style:name="T69" style:family="text">
      <style:text-properties fo:color="#ff7b59"/>
    </style:style>
    <style:style style:name="T70" style:family="text">
      <style:text-properties fo:color="#66cc00"/>
    </style:style>
    <style:style style:name="T71" style:family="text">
      <style:text-properties fo:color="#000000"/>
    </style:style>
    <style:style style:name="T72" style:family="text">
      <style:text-properties fo:color="#ff3300"/>
    </style:style>
    <style:style style:name="T73" style:family="text">
      <style:text-properties fo:color="#ff5429"/>
    </style:style>
    <style:style style:name="T74" style:family="text">
      <style:text-properties fo:color="#f10d0c" fo:font-weight="normal" fo:font-style="normal" style:font-weight-asian="normal" style:font-weight-complex="normal" style:font-style-asian="normal" style:font-style-complex="normal"/>
    </style:style>
    <style:style style:name="T75" style:family="text">
      <style:text-properties fo:color="#2a6099"/>
    </style:style>
    <style:style style:name="T76" style:family="text">
      <style:text-properties fo:color="#b85c00"/>
    </style:style>
    <style:style style:name="T77" style:family="text">
      <style:text-properties fo:color="#ea7500"/>
    </style:style>
    <style:style style:name="T78" style:family="text">
      <style:text-properties fo:color="#ff9900"/>
    </style:style>
    <style:style style:name="T79" style:family="text">
      <style:text-properties fo:color="#d62e4e"/>
    </style:style>
    <style:style style:name="T80" style:family="text">
      <style:text-properties fo:color="#ff972f"/>
    </style:style>
    <style:style style:name="T81" style:family="text">
      <style:text-properties fo:color="#81d41a"/>
    </style:style>
    <style:style style:name="T82" style:family="text">
      <style:text-properties fo:color="#ff8000"/>
    </style:style>
    <style:style style:name="T83" style:family="text">
      <style:text-properties fo:color="#111111"/>
    </style:style>
    <style:style style:name="T84" style:family="text">
      <style:text-properties fo:color="#669900"/>
    </style:style>
    <style:style style:name="T85" style:family="text">
      <style:text-properties fo:color="#cc9900"/>
    </style:style>
    <style:style style:name="T86" style:family="text">
      <style:text-properties fo:color="#996633"/>
    </style:style>
    <style:style style:name="T87" style:family="text">
      <style:text-properties fo:color="#ffff00"/>
    </style:style>
    <style:style style:name="T88"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default-cell-style-name="ce141"/>
        <table:table-column table:style-name="co8" table:number-columns-repeated="58" table:default-cell-style-name="ce14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0">مطلق قابل تکمل</text:span><text:span text:style-name="T51">،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52">اعلٰی درجے کی کتاب</text:span><text:span text:style-name="T51">،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144" office:value-type="string" calcext:value-type="string">
            <text:p><text:span text:style-name="T53">عامل پرزہ، غیع عامل پرزہ</text:span>، <text:span text:style-name="T51">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2">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144" office:value-type="string" calcext:value-type="string">
            <text:p><text:span text:style-name="T52">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51">افزائش کار</text:span>، <text:span text:style-name="T53">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52"> ایمپلی فائر</text:span>، قوی<text:span text:style-name="T52"> ایمپلی فائر؛ </text:span><text:span text:style-name="T51">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57" office:value-type="string" calcext:value-type="string">
            <text:p><text:span text:style-name="T54">تجزیاتی آلات</text:span>،<text:span text:style-name="T51">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48">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2">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2">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2">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2">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2">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2">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2">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55">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49">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2">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2">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2">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52">سیاہ ڈبا</text:span> ، <text:span text:style-name="T51">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52">خانے دار شکل</text:span>، <text:span text:style-name="T51">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52">وابسطہ: منفی وابسطہ</text:span>، <text:span text:style-name="T56">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0">کاٹنا</text:span>،<text:span text:style-name="T51">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49">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52">گتے کا ڈبا</text:span>،<text:span text:style-name="T51">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144" office:value-type="string" calcext:value-type="string">
            <text:p><text:span text:style-name="T57">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3" draw:text-style-name="P2" svg:width="1.1343in" svg:height="0.8567in" svg:x="4.4764in" svg:y="238.3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58">ضربیہ</text:span>، <text:span text:style-name="T51">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64" office:value-type="string" calcext:value-type="string">
            <text:p><text:span text:style-name="T59">منطقی حالات</text:span>، <text:span text:style-name="T60">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2">بیٹھنا، گر پڑتا ہے، گرنا</text:span>،<text:span text:style-name="T61">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144" office:value-type="string" calcext:value-type="string">
            <text:p><text:span text:style-name="T62">اجتماعات [ترتیبی اجتماعات]،</text:span> <text:span text:style-name="T60">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2">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2">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2">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2">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2">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63">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6" office:value-type="string" calcext:value-type="string">
            <text:p><text:span text:style-name="T51">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67" office:value-type="string" calcext:value-type="string">
            <text:p><text:span text:style-name="T64">مماثل تکون</text:span><text:span text:style-name="T56">،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56">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56">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58">(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58">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2">
          <table:table-cell table:style-name="ce144" office:value-type="string" calcext:value-type="string">
            <text:p>correction</text:p>
          </table:table-cell>
          <table:table-cell table:style-name="ce144" office:value-type="string" calcext:value-type="string">
            <text:p><text:span text:style-name="T52">درستگی</text:span>، <text:span text:style-name="T65">تصحیح</text:span></text:p>
          </table:table-cell>
          <table:table-cell table:style-name="ce144" table:number-columns-repeated="1022"/>
        </table:table-row>
        <table:table-row table:style-name="ro2">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2">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2">
          <table:table-cell office:value-type="string" calcext:value-type="string">
            <text:p>corresponding point</text:p>
          </table:table-cell>
          <table:table-cell table:style-name="ce144" office:value-type="string" calcext:value-type="string">
            <text:p><text:span text:style-name="T52">نظیری نقطہ</text:span>،<text:span text:style-name="T60">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2">نازکی توازن</text:span> [<text:span text:style-name="T65">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55" office:value-type="string" calcext:value-type="string">
            <office:annotation draw:style-name="gr4" draw:text-style-name="P2" svg:width="1.1413in" svg:height="0.3902in" svg:x="10.0224in" svg:y="198.0823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6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2">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2">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67">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67">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2">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2">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2">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2">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2">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2">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2">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2">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2">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2">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2">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2">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2">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2">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2">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68">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68">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68">بلا واسطہ تکمل</text:span>،ب<text:span text:style-name="T56">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69">سیدھی رسائی، سیدھی وصولی</text:span><text:span text:style-name="T56">،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70">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68">غیر استعمال شدہ حالات،</text:span>  <text:span text:style-name="T51">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52">متحرک قوت</text:span>، <text:span text:style-name="T51">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51">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61">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65">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63">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144" office:value-type="string" calcext:value-type="string">
            <text:p><text:span text:style-name="T50">خلل</text:span>، <text:span text:style-name="T51">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71">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2">قیمت توقع، توقع،</text:span><text:span text:style-name="T71">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2">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63">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73">عدد ضربیہ</text:span>، <text:span text:style-name="T51">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64">مائکل</text:span> فیراڈے، <text:span text:style-name="T51">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2">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2">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2">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2">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2">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2">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2">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2">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2">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2">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2">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51">،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0">فوقو لٹکن</text:span>، <text:span text:style-name="T51">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2">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51">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0">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144" office:value-type="string" calcext:value-type="string">
            <text:p>دوری سمتی رفتار، <text:span text:style-name="T52">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144" office:value-type="string" calcext:value-type="string">
            <text:p><text:span text:style-name="T72">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51">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2">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2">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65">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2">فرضی عدد</text:span>، <text:span text:style-name="T60">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0">قابل تکمل،</text:span><text:span text:style-name="T74">مطلق</text:span><text:span text:style-name="T50"> قابل تکمل</text:span>، <text:span text:style-name="T51">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85" office:value-type="string" calcext:value-type="string">
            <text:p><text:span text:style-name="T72">خطی تکمل</text:span> (khati is linear and nor line)،<text:span text:style-name="T60">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62">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52">سالمی</text:span>، [درون <text:span text:style-name="T52">سالمی</text:span>]،<text:span text:style-name="T51">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64">درون سالمی</text:span>، <text:span text:style-name="T75"> </text:span><text:span text:style-name="T51">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186" office:value-type="string" calcext:value-type="string">
            <text:p>مقلوب قانون،<text:span text:style-name="T51">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144" office:value-type="string" calcext:value-type="string">
            <text:p><text:span text:style-name="T72">آئن</text:span>، <text:span text:style-name="T65">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144" office:value-type="string" calcext:value-type="string">
            <text:p><text:span text:style-name="T72">بارداری عمل، </text:span><text:span text:style-name="T65">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73">ہم ترکیبیت، [ہم ترکیبی]</text:span>،<text:span text:style-name="T51">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76">ہم حرارت خط،</text:span> <text:span text:style-name="T56">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77">غیر سمتی خاصیت</text:span>، <text:span text:style-name="T51">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65">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61">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63">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65">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78">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2">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2">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79">غیر محتاط طور پر</text:span> ،<text:span text:style-name="T56">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51">،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44" office:value-type="string" calcext:value-type="string">
            <text:p><text:span text:style-name="T53">زیادہ سے زیادہ نقاط، کم سے کم نقاط</text:span>،<text:span text:style-name="T56">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188" office:value-type="string" calcext:value-type="string">
            <text:p>کم سے کم، زیادہ سے زیادہ، انتہا، انتہائی،<text:span text:style-name="T51">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189" office:value-type="string" calcext:value-type="string">
            <text:p>بلندتر،کمتر،<text:span text:style-name="T51">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64">زیادہ سے زیادہ طاقت منتقل کرنے کا مسئلہ</text:span>،<text:span text:style-name="T56">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0">میانیہ،</text:span><text:span text:style-name="T51">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54">علامت</text:span>، منفی <text:span text:style-name="T51">نشان</text:span>، جمع کی <text:span text:style-name="T80">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78">، گہرائی پر حرکت پذیری</text:span>،<text:span text:style-name="T65">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2">یک سر بڑھتا، گھٹتا</text:span>، <text:span text:style-name="T65">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2">یک سُر تفاعل</text:span>، <text:span text:style-name="T65">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64">[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52">کل قوت</text:span>، <text:span text:style-name="T81">خالص قوت</text:span></text:p>
          </table:table-cell>
          <table:table-cell table:number-columns-repeated="1022"/>
        </table:table-row>
        <table:table-row table:style-name="ro2">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2">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0">ہمہ قواعد؟؟؟؟؟</text:span><text:span text:style-name="T68">،</text:span><text:span text:style-name="T71">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78">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51">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52">والدہ</text:span> مرکزہ، بیٹی مرکزہ، <text:span text:style-name="T51">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52"> ملاپ</text:span> تعامل]، [مرکزوی<text:span text:style-name="T51">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179" office:value-type="string" calcext:value-type="string">
            <text:p><text:span text:style-name="T56">، [</text:span><text:span text:style-name="T71">خالی حال،غیر خالی حال]</text:span><text:span text:style-name="T56">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65">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56">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52">باہمی عمودی</text:span>،<text:span text:style-name="T51"> </text:span><text:span text:style-name="T71">باہم عمودی،</text:span><text:span text:style-name="T51">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56">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51">قائمیت</text:span>، <text:span text:style-name="T53">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191" office:value-type="string" calcext:value-type="string">
            <text:p><text:span text:style-name="T52">معیاری قائمہ الزاویہ</text:span>،<text:span text:style-name="T71">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82">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52">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144" office:value-type="string" calcext:value-type="string">
            <text:p><text:span text:style-name="T64">رکع، رکوع</text:span>،<text:span text:style-name="T51">نثر پارہ</text:span></text:p>
          </table:table-cell>
          <table:table-cell table:number-columns-repeated="1022"/>
        </table:table-row>
        <table:table-row table:style-name="ro2">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144" office:value-type="string" calcext:value-type="string">
            <text:p>مقدار معلوم روپ کا حصول،<text:span text:style-name="T51"> مقدار معلوم گری</text:span></text:p>
          </table:table-cell>
          <table:table-cell table:number-columns-repeated="1022"/>
        </table:table-row>
        <table:table-row table:style-name="ro2">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89" office:value-type="string" calcext:value-type="string">
            <text:p>پاسکل تکون، <text:span text:style-name="T83">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52">غمگیر</text:span>،<text:span text:style-name="T51"> گھمبیر</text:span></text:p>
          </table:table-cell>
          <table:table-cell table:style-name="ce16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144" office:value-type="string" calcext:value-type="string">
            <text:p><text:span text:style-name="T66">لٹکن</text:span>، <text:span text:style-name="T8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144" office:value-type="string" calcext:value-type="string">
            <text:p><text:span text:style-name="T72">خلل</text:span>، <text:span text:style-name="T61">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144" office:value-type="string" calcext:value-type="string">
            <text:p><text:span text:style-name="T52">رتبہ اول درستگی</text:span>، <text:span text:style-name="T63">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60">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52">منتقلی ہیّت</text:span>، <text:span text:style-name="T51">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61">سمتی</text:span> رفتار، <text:span text:style-name="T52">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51">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181" office:value-type="string" calcext:value-type="string">
            <text:p>موضع و فضائی تفاعل موج، <text:span text:style-name="T56">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51">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65"> مخفیہ، مخفیے</text:span></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63">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144" office:value-type="string" calcext:value-type="string">
            <text:p>نظریہ مخفی قوہ، <text:span text:style-name="T63">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2">درستگی </text:span><text:span text:style-name="T63">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2">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2">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text:span text:style-name="T51">[دھڑکن]</text:span></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60">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85">چار الاضلاع</text:span>، <text:span text:style-name="T60">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52">اخراجی شدت</text:span>، <text:span text:style-name="T51">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52">اخراجی مزاحمت</text:span>،<text:span text:style-name="T51">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52">شمسی اخراج</text:span>،<text:span text:style-name="T51">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2">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2">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144" office:value-type="string" calcext:value-type="string">
            <text:p><text:span text:style-name="T53">صف برابر</text:span>،<text:span text:style-name="T51">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144" office:value-type="string" calcext:value-type="string">
            <text:p><text:span text:style-name="T72">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144" office:value-type="string" calcext:value-type="string">
            <text:p><text:span text:style-name="T86">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51">شناس</text:span>]، <text:span text:style-name="T51">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197" office:value-type="string" calcext:value-type="string">
            <text:p> <text:span text:style-name="T52">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2">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44" office:value-type="string" calcext:value-type="string">
            <text:p><text:span text:style-name="T8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85">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61">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2">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79">درجہ: درجہ تین جمع کرنے والا دور</text:span>،<text:span text:style-name="T51">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2">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51">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82"> درست، غلط،</text:span><text:span text:style-name="T51">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 <text:span text:style-name="T51">عبوری حال</text:span></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52">ہمیں خیال آتا ہے؛ آمادہ کرتا ہے</text:span><text:span text:style-name="T51">،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56">،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44" office:value-type="string" calcext:value-type="string">
            <text:p><text:span text:style-name="T52">سطح گردش</text:span>،<text:span text:style-name="T51">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0">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144" office:value-type="string" calcext:value-type="string">
            <text:p><text:span text:style-name="T52">متشاکل تناسب</text:span>، <text:span text:style-name="T60">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2">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144" office:value-type="string" calcext:value-type="string">
            <text:p><text:span text:style-name="T52">ٹیکنالوجی؟؟؟</text:span>،<text:span text:style-name="T56">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44" office:value-type="string" calcext:value-type="string">
            <text:p>حرارت،<text:span text:style-name="T52"> حتمی حرارت،</text:span> <text:span text:style-name="T51">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77">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56">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51">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56">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189" office:value-type="string" calcext:value-type="string">
            <text:p>تین طرفہ،<text:span text:style-name="T51">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69">اعراب</text:span><text:span text:style-name="T51">،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2">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span text:style-name="T51"> عبوری حال</text:span></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51">عبوری حال</text:span></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61">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2">اخراجی اینٹینا</text:span>، <text:span text:style-name="T65">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51">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51">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88">درست، غلط</text:span>، <text:span text:style-name="T51">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65">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52">بلدار منحنی</text:span><text:span text:style-name="T51">،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64">عالمی علامتی روپ</text:span>، یو ٹی ایف-8 ، <text:span text:style-name="T51">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56">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144" office:value-type="string" calcext:value-type="string">
            <text:p>دوری رفتار، <text:span text:style-name="T72">مجموعی رفتار</text:span>،<text:span text:style-name="T61">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202" office:value-type="string" calcext:value-type="string">
            <text:p>تفاعل قدر،<text:span text:style-name="T51"> تفاعل وزن</text:span></text:p>
          </table:table-cell>
          <table:table-cell table:number-columns-repeated="1022"/>
        </table:table-row>
        <table:table-row table:style-name="ro2">
          <table:table-cell office:value-type="string" calcext:value-type="string">
            <text:p>weightage</text:p>
          </table:table-cell>
          <table:table-cell table:style-name="ce202" office:value-type="string" calcext:value-type="string">
            <text:p>قدر، <text:span text:style-name="T71">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186" office:value-type="string" calcext:value-type="string">
            <text:p>بِلا شرکت آر<text:span text:style-name="T51">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51">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966">
          <table:table-cell table:number-columns-repeated="1024"/>
        </table:table-row>
        <table:table-row table:style-name="ro2">
          <table:table-cell table:number-columns-repeated="1024"/>
        </table:table-row>
      </table:table>
      <table:table table:name="symbols" table:style-name="ta1" table:print="false">
        <table:table-column table:style-name="co10" table:default-cell-style-name="ce43"/>
        <table:table-column table:style-name="co11" table:default-cell-style-name="ce44"/>
        <table:table-column table:style-name="co13" table:default-cell-style-name="ce45"/>
        <table:table-column table:style-name="co8" table:default-cell-style-name="ce46"/>
        <table:table-column table:style-name="co14" table:default-cell-style-name="ce47"/>
        <table:table-column table:style-name="co8" table:number-columns-repeated="6" table:default-cell-style-name="ce48"/>
        <table:table-row table:style-name="ro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9">
          <table:table-cell table:number-columns-repeated="11"/>
        </table:table-row>
        <table:table-row table:style-name="ro9">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0">
          <table:table-cell office:value-type="string" calcext:value-type="string">
            <text:p><text:span text:style-name="T12">ر</text:span>داس</text:p>
          </table:table-cell>
          <table:table-cell>
            <draw:frame table:end-cell-address="symbols.B6" table:end-x="0.6602in" table:end-y="0.2012in" draw:z-index="0" draw:style-name="gr5" draw:text-style-name="P4"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5" draw:text-style-name="P4"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5" draw:text-style-name="P4"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نلکی محدد</text:p>
          </table:table-cell>
          <table:table-cell>
            <draw:frame table:end-cell-address="symbols.B9" table:end-x="0.8236in" table:end-y="0.2091in" draw:z-index="2" draw:style-name="gr5" draw:text-style-name="P4"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9">
          <table:table-cell office:value-type="string" calcext:value-type="string">
            <text:p>کروی محدد</text:p>
          </table:table-cell>
          <table:table-cell>
            <draw:frame table:end-cell-address="symbols.B10" table:end-x="0.8587in" table:end-y="0.2094in" draw:z-index="4" draw:style-name="gr5" draw:text-style-name="P4"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5" draw:text-style-name="P4"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خط</text:p>
          </table:table-cell>
          <table:table-cell office:value-type="string" calcext:value-type="string">
            <text:p>S??</text:p>
            <draw:frame table:end-cell-address="symbols.B12" table:end-x="0.4638in" table:end-y="0.2087in" draw:z-index="6" draw:style-name="gr5" draw:text-style-name="P4"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5" draw:text-style-name="P4"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5" draw:text-style-name="P4"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رو</text:p>
          </table:table-cell>
          <table:table-cell>
            <draw:frame table:end-cell-address="symbols.B14" table:end-x="0.4528in" table:end-y="0.2091in" draw:z-index="8" draw:style-name="gr5" draw:text-style-name="P4"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دباؤ</text:p>
          </table:table-cell>
          <table:table-cell>
            <draw:frame table:end-cell-address="symbols.B19" table:end-x="0.4728in" table:end-y="0.2091in" draw:z-index="10" draw:style-name="gr5" draw:text-style-name="P4"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کائی سمتیہ</text:p>
          </table:table-cell>
          <table:table-cell>
            <draw:frame table:end-cell-address="symbols.B20" table:end-x="0.5622in" table:end-y="0.1925in" draw:z-index="11" draw:style-name="gr5" draw:text-style-name="P4"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9">
          <table:table-cell office:value-type="string" calcext:value-type="string">
            <text:p>مقناطیسی رو</text:p>
          </table:table-cell>
          <table:table-cell>
            <draw:frame table:end-cell-address="symbols.B23" table:end-x="0.6122in" table:end-y="0.2094in" draw:z-index="12" draw:style-name="gr5" draw:text-style-name="P4"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9" table:number-rows-repeated="1048543">
          <table:table-cell table:number-columns-repeated="11"/>
        </table:table-row>
        <table:table-row table:style-name="ro9">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0-05T11:12:45.102561185</dc:date>
    <meta:editing-duration>P114DT53S</meta:editing-duration>
    <meta:editing-cycles>4918</meta:editing-cycles>
    <meta:generator>LibreOffice/7.3.7.2$Linux_X86_64 LibreOffice_project/30$Build-2</meta:generator>
    <meta:document-statistic meta:table-count="9" meta:cell-count="758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